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29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36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list-style-name="LFO1" style:family="paragraph"/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Standard" style:list-style-name="LFO1" style:family="paragraph">
      <style:text-properties fo:font-weight="bold" style:font-weight-asian="bold" style:font-weight-complex="bold"/>
    </style:style>
    <style:style style:name="P23" style:parent-style-name="Standard" style:list-style-name="LFO1" style:family="paragraph">
      <style:text-properties fo:font-weight="bold" style:font-weight-asian="bold" style:font-weight-complex="bold"/>
    </style:style>
    <style:style style:name="P24" style:parent-style-name="Standard" style:list-style-name="LFO1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P26" style:parent-style-name="Standard" style:list-style-name="LFO1" style:family="paragraph"/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Standard" style:list-style-name="LFO1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P31" style:parent-style-name="Standard" style:list-style-name="LFO1" style:family="paragraph"/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Standard" style:list-style-name="LFO1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T36" style:parent-style-name="Car.predefinitoparagrafo" style:family="text">
      <style:text-properties fo:language="it" fo:country="IT"/>
    </style:style>
    <style:style style:name="T37" style:parent-style-name="Rimandocommento" style:family="text">
      <style:text-properties style:font-name-complex="Mangal"/>
    </style:style>
    <style:style style:name="P38" style:parent-style-name="Standard" style:list-style-name="LFO1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Standard" style:list-style-name="LFO1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Standard" style:list-style-name="LFO1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P46" style:parent-style-name="Standard" style:list-style-name="LFO1" style:family="paragraph"/>
    <style:style style:name="T47" style:parent-style-name="Car.predefinitoparagrafo" style:family="text">
      <style:text-properties fo:font-weight="bold" style:font-weight-asian="bold" style:font-weight-complex="bold"/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T49" style:parent-style-name="Car.predefinitoparagrafo" style:family="text">
      <style:text-properties fo:language="it" fo:country="IT"/>
    </style:style>
    <style:style style:name="T50" style:parent-style-name="Car.predefinitoparagrafo" style:family="text">
      <style:text-properties fo:language="it" fo:country="IT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Rimandocommento" style:family="text">
      <style:text-properties style:font-name-complex="Mangal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Standard" style:list-style-name="LFO1" style:family="paragraph"/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P62" style:parent-style-name="Standard" style:list-style-name="LFO1" style:family="paragraph"/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fo:font-weight="bold" style:font-weight-asian="bold" style:font-weight-complex="bold"/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P66" style:parent-style-name="Standard" style:list-style-name="LFO1" style:family="paragraph"/>
    <style:style style:name="T67" style:parent-style-name="Car.predefinitoparagrafo" style:family="text">
      <style:text-properties fo:font-weight="bold" style:font-weight-asian="bold" style:font-weight-complex="bold"/>
    </style:style>
    <style:style style:name="T68" style:parent-style-name="Car.predefinitoparagrafo" style:family="text">
      <style:text-properties style:font-weight-complex="bold"/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T71" style:parent-style-name="Car.predefinitoparagrafo" style:family="text">
      <style:text-properties style:font-weight-complex="bold"/>
    </style:style>
    <style:style style:name="P72" style:parent-style-name="Standard" style:list-style-name="LFO1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Version</text:p>
          </table:table-cell>
          <table:table-cell table:style-name="TableCell9">
            <text:p text:style-name="TableContents">Date</text:p>
          </table:table-cell>
          <table:table-cell table:style-name="TableCell10">
            <text:p text:style-name="TableContents">Author</text:p>
          </table:table-cell>
          <table:table-cell table:style-name="TableCell11">
            <text:p text:style-name="TableContents">Comments</text:p>
          </table:table-cell>
        </table:table-row>
        <table:table-row table:style-name="TableRow12">
          <table:table-cell table:style-name="TableCell13">
            <text:p text:style-name="TableContents">1.0</text:p>
          </table:table-cell>
          <table:table-cell table:style-name="TableCell14">
            <text:p text:style-name="TableContents">25/10/2016</text:p>
          </table:table-cell>
          <table:table-cell table:style-name="TableCell15">
            <text:p text:style-name="TableContents">Simone</text:p>
          </table:table-cell>
          <table:table-cell table:style-name="TableCell16">
            <text:p text:style-name="TableContents">First draft</text:p>
          </table:table-cell>
        </table:table-row>
      </table:table>
      <text:p text:style-name="P17"/>
      <text:soft-page-break/>
      <text:p text:style-name="P18">Glossary</text:p>
      <text:p text:style-name="P19"/>
      <text:list text:style-name="LFO1" text:continue-numbering="true">
        <text:list-item>
          <text:p text:style-name="P20"><text:span text:style-name="T21">Company</text:span>.</text:p>
        </text:list-item>
        <text:list-item>
          <text:p text:style-name="P22">Mobile application.</text:p>
        </text:list-item>
        <text:list-item>
          <text:p text:style-name="P23">Web application.</text:p>
        </text:list-item>
        <text:list-item>
          <text:p text:style-name="P24"><text:span text:style-name="T25">Unregistered User</text:span>. It is a user who have not signed up on the<text:s/>system yet and therefore has no access to the system functionalities</text:p>
        </text:list-item>
        <text:list-item>
          <text:p text:style-name="P26"><text:span text:style-name="T27">Registered User</text:span>. It is a user who has already signed up on the system, entering all the data required by it.</text:p>
        </text:list-item>
        <text:list-item>
          <text:p text:style-name="P28"><text:span text:style-name="T29">Passenger</text:span>. It is a<text:s/><text:span text:style-name="T30">Registered User ???<text:s/></text:span>of the system which … ????</text:p>
        </text:list-item>
        <text:list-item>
          <text:p text:style-name="P31"><text:span text:style-name="T32">Mail System</text:span>. It is an external system used by the<text:s/><text:span text:style-name="T33">System</text:span><text:s/>under analysis in order to provide mail functionalities.</text:p>
        </text:list-item>
        <text:list-item>
          <text:p text:style-name="P34"><text:span text:style-name="T35"><office:annotation office:name="0"><dc:creator>Alessandro Paglialonga</dc:creator><dc:date>2016-11-01T11:31:00</dc:date><text:p text:style-name="Testocommento"><text:span text:style-name="T36">Direi di aggiungere questo o comunque “system” perchè più volte lo citiamo senza spiegare cosa sia.</text:span></text:p></office:annotation>Central System</text:span>. It’s the core system under development.<text:span text:style-name="T37"><office:annotation-end office:name="0"/></text:span></text:p>
        </text:list-item>
        <text:list-item>
          <text:p text:style-name="P38"><text:span text:style-name="T39">GPS System</text:span>. It is an external system used by the system under analysis in order to provide location and time information.</text:p>
        </text:list-item>
        <text:list-item>
          <text:p text:style-name="P40"><text:span text:style-name="T41">Map System</text:span>. It is an external system used by the system under analysis in order to provide a map.</text:p>
        </text:list-item>
        <text:list-item>
          <text:p text:style-name="P42"><text:span text:style-name="T43">Car</text:span>. It is a vehicle owned by the<text:s/><text:span text:style-name="T44">Company<text:s/></text:span>and that can be used by all the<text:s/><text:span text:style-name="T45">Registered User</text:span>s.</text:p>
        </text:list-item>
        <text:list-item>
          <text:p text:style-name="P46"><text:span text:style-name="T47">Geographical Region</text:span>. It is a specific area inside which<text:s/><text:span text:style-name="T48">Registered User</text:span>s can both reserve<text:s/><office:annotation office:name="1"><dc:creator>Alessandro Paglialonga</dc:creator><dc:date>2016-11-01T11:30:00</dc:date><text:p text:style-name="Testocommento"><text:span text:style-name="T49">Non abbiamo detto che possono usarla dove vogliono?<text:s/></text:span><text:span text:style-name="T50">Era nella vecchia versione?</text:span></text:p></office:annotation>and use<text:s/>the<text:s/><text:span text:style-name="T51">Car</text:span>s<text:s/><text:span text:style-name="T52"><office:annotation-end office:name="1"/></text:span>provided by the<text:s/><text:span text:style-name="T53">Company</text:span>. The set of all available<text:s/><text:span text:style-name="T54">Geographical Region</text:span>s is predefined by the System.</text:p>
        </text:list-item>
        <text:list-item>
          <text:p text:style-name="P55"><text:span text:style-name="T56">Parking area</text:span>. A place inside the<text:s/><text:span text:style-name="T57">Geographical Region<text:s/></text:span>in<text:s/>which the<text:s/><text:span text:style-name="T58">Registered User<text:s/></text:span>is allowed to park the<text:s/><text:span text:style-name="T59">Car</text:span>. The set of<text:s/><text:span text:style-name="T60">Parking Area</text:span>s is predefined by the<text:s/><text:span text:style-name="T61">System</text:span>.</text:p>
        </text:list-item>
        <text:list-item>
          <text:p text:style-name="P62"><text:span text:style-name="T63">Special Parking Area</text:span>. It is a special kind of<text:s/><text:span text:style-name="T64">Parking Area<text:s/></text:span>inside which the<text:s/><text:span text:style-name="T65">Car</text:span><text:s/>can be recharged.</text:p>
        </text:list-item>
        <text:list-item>
          <text:p text:style-name="P66"><text:span text:style-name="T67">Plugging Grid Station.<text:s/></text:span><text:span text:style-name="T68">It’s the power station inside the<text:s/></text:span><text:span text:style-name="T69">Special Parking Areas</text:span><text:span text:style-name="T70"><text:s/></text:span><text:span text:style-name="T71">where the cars can be plugged and recharged</text:span></text:p>
        </text:list-item>
        <text:list-item>
          <text:p text:style-name="P7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gerjack89 </meta:initial-creator>
    <dc:creator>Alessandro Paglialonga</dc:creator>
    <meta:creation-date>2016-10-25T16:22:00Z</meta:creation-date>
    <dc:date>2016-11-01T10:33:00Z</dc:date>
    <meta:template xlink:href="Normal.dotm" xlink:type="simple"/>
    <meta:editing-cycles>17</meta:editing-cycles>
    <meta:editing-duration>PT5400S</meta:editing-duration>
    <meta:document-statistic meta:page-count="2" meta:paragraph-count="3" meta:word-count="224" meta:character-count="1502" meta:row-count="10" meta:non-whitespace-character-count="1281"/>
  </office:meta>
</office:document-meta>
</file>